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StarSymbol1" svg:font-family="StarSymbol"/>
    <style:font-face style:name="Courier New" svg:font-family="'Courier New'" style:font-family-generic="modern"/>
    <style:font-face style:name="Bitstream Vera Sans1" svg:font-family="'Bitstream Vera Sans'" style:font-pitch="variable"/>
    <style:font-face style:name="Bitstream Vera Serif2" svg:font-family="'Bitstream Vera Serif'" style:font-adornments="Bold" style:font-pitch="variable"/>
    <style:font-face style:name="Bitstream Vera Serif3" svg:font-family="'Bitstream Vera Serif'" style:font-adornments="Regular"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svg:font-family="'DejaVu Sans'" style:font-adornments="Roman" style:font-family-generic="swiss" style:font-pitch="variable"/>
  </office:font-face-decls>
  <office:automatic-styles>
    <style:style style:name="Table1" style:family="table">
      <style:table-properties style:width="6.8701in" fo:margin-left="0.3in" table:align="left" style:shadow="none" style:writing-mode="lr-tb"/>
    </style:style>
    <style:style style:name="Table1.A" style:family="table-column">
      <style:table-column-properties style:column-width="1.7965in"/>
    </style:style>
    <style:style style:name="Table1.B" style:family="table-column">
      <style:table-column-properties style:column-width="5.0736in"/>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0.25pt solid #000000" fo:border-top="none" fo:border-bottom="0.25pt solid #000000"/>
    </style:style>
    <style:style style:name="Table1.A3" style:family="table-cell">
      <style:table-cell-properties fo:background-color="transparent" fo:padding="0.0382in" fo:border-left="0.25pt solid #000000" fo:border-right="none" fo:border-top="none" fo:border-bottom="0.25pt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paragraph-properties fo:margin-left="0.5in" fo:margin-right="0in" fo:text-indent="0in" style:auto-text-indent="false"/>
    </style:style>
    <style:style style:name="P4" style:family="paragraph" style:parent-style-name="List_20_1">
      <style:paragraph-properties fo:break-before="column"/>
    </style:style>
    <style:style style:name="P5" style:family="paragraph" style:parent-style-name="Text_20_body" style:list-style-name="L1"/>
    <style:style style:name="P6" style:family="paragraph" style:parent-style-name="Heading_20_1" style:master-page-name="Standard">
      <style:paragraph-properties fo:text-align="center" style:justify-single-word="false" style:page-number="auto"/>
    </style:style>
    <style:style style:name="P7" style:family="paragraph" style:parent-style-name="Heading_20_1">
      <style:paragraph-properties fo:text-align="center" style:justify-single-word="false" fo:break-before="page"/>
    </style:style>
    <style:style style:name="P8" style:family="paragraph" style:parent-style-name="Heading_20_2">
      <style:paragraph-properties fo:text-align="start" style:justify-single-word="false"/>
    </style:style>
    <style:style style:name="P9" style:family="paragraph" style:parent-style-name="Text_20_body_20_list_20_1">
      <style:paragraph-properties fo:margin-left="0in" fo:margin-right="0in" fo:margin-top="0in" fo:margin-bottom="0in" fo:text-align="justify" style:justify-single-word="false"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style:font-name-asian="Times New Roman" style:font-name-complex="Times New Roman"/>
    </style:style>
    <style:style style:name="Sect1" style:family="section">
      <style:section-properties text:dont-balance-text-columns="true" style:editable="false">
        <style:columns fo:column-count="2" fo:column-gap="0in">
          <style:column-sep style:width="0.0138in" style:color="#000000" style:height="100%" style:style="solid"/>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S541: Advanced Computer Graphics</text:h>
      <text:p text:style-name="Heading_20_2">Contact information:</text:p>
      <table:table table:name="Table1" table:style-name="Table1">
        <table:table-column table:style-name="Table1.A"/>
        <table:table-column table:style-name="Table1.B"/>
        <table:table-row>
          <table:table-cell table:style-name="Table1.A1" office:value-type="string">
            <text:p text:style-name="P9"><text:span text:style-name="T1">Schedule:</text:span></text:p>
          </table:table-cell>
          <table:table-cell table:style-name="Table1.B1" office:value-type="string">
            <text:p text:style-name="P9"><text:span text:style-name="T2">MICHELANGELO: M 4:30pm-5:50pm, W 4:30pm-5:50pm</text:span></text:p>
          </table:table-cell>
        </table:table-row>
        <table:table-row>
          <table:table-cell table:style-name="Table1.A2" office:value-type="string">
            <text:p text:style-name="P9"><text:span text:style-name="T1">Professor</text:span>:</text:p>
          </table:table-cell>
          <table:table-cell table:style-name="Table1.B2" office:value-type="string">
            <text:p text:style-name="P9">Dr. Gary Herron</text:p>
          </table:table-cell>
        </table:table-row>
        <table:table-row>
          <table:table-cell table:style-name="Table1.A3" office:value-type="string">
            <text:p text:style-name="P9"><text:span text:style-name="T1">Email</text:span>: </text:p>
          </table:table-cell>
          <table:table-cell table:style-name="Table1.B2" office:value-type="string">
            <text:p text:style-name="P9"><text:a xlink:type="simple" xlink:href="mailto:gherron@digipen.edu%20">gherron@digipen.edu</text:a></text:p>
          </table:table-cell>
        </table:table-row>
        <table:table-row>
          <table:table-cell table:style-name="Table1.A2" office:value-type="string">
            <text:p text:style-name="P9"><text:span text:style-name="T1">Phone</text:span>:</text:p>
          </table:table-cell>
          <table:table-cell table:style-name="Table1.B2" office:value-type="string">
            <text:p text:style-name="P9">425-895-4418</text:p>
          </table:table-cell>
        </table:table-row>
        <table:table-row>
          <table:table-cell table:style-name="Table1.A2" office:value-type="string">
            <text:p text:style-name="P9"><text:span text:style-name="T1">Web page</text:span>:</text:p>
          </table:table-cell>
          <table:table-cell table:style-name="Table1.B2" office:value-type="string">
            <text:p text:style-name="P9"><text:a xlink:type="simple" xlink:href="http://www.digipen.edu/~gherron">http://www.digipen.edu/~gherron</text:a></text:p>
          </table:table-cell>
        </table:table-row>
        <table:table-row>
          <table:table-cell table:style-name="Table1.A2" office:value-type="string">
            <text:p text:style-name="P9"><text:span text:style-name="T1">Office hours</text:span><text:span text:style-name="T2">:</text:span></text:p>
          </table:table-cell>
          <table:table-cell table:style-name="Table1.B2" office:value-type="string">
            <text:p text:style-name="P9"><text:span text:style-name="T2">Monday-Thursday, 12:30-2PM</text:span></text:p>
          </table:table-cell>
        </table:table-row>
      </table:table>
      <text:p text:style-name="P8"><text:span text:style-name="T1"><text:tab/><text:tab/><text:line-break/></text:span>Course Description: </text:p>
      <text:p text:style-name="Text_20_body">In this course, students will study algorithms and techniques that are designed to improve efficiency and increase the realism of 3D graphics. Two main subjects will be discussed: techniques that add details on object surfaces, including lighting and shading models, texture mapping, bump mapping, environmental mapping and shadow algorithms; and algorithms that eliminate invisible polygons/objects from being further processed by the graphics pipeline, including various spatial data structures (BSP-trees, KD-trees, octrees) and various occlusion and culling techniques. </text:p>
      <text:p text:style-name="Heading_20_2">Goals and Objectives:</text:p>
      <text:p text:style-name="Text_20_body">This course is designed to both (1) present some particular advanced topics in Computer Graphics, and (2) promote skills in reading current research papers in Computer Graphics. <text:s/>To reach this objective, the in-class lecture will not only cover material found in the text book, but it will also cover some material found in several recently published research papers. <text:s/>Upon successful completion of this course, the student should have:</text:p>
      <text:list xml:id="list1861911667" text:style-name="L1">
        <text:list-item>
          <text:p text:style-name="P5">Knowledge of a number of advanced algorithms in Computer Graphics.</text:p>
        </text:list-item>
        <text:list-item>
          <text:p text:style-name="P5">Knowledge of several advanced data structures for Computer Graphics.</text:p>
        </text:list-item>
      </text:list>
      <text:p text:style-name="Heading_20_2">Recommended Textbook:</text:p>
      <text:p text:style-name="Text_20_body">Real-Time Rendering, third edition, Akenine-M<text:span text:style-name="T3">ö</text:span>ller, Haines, Hoffman, ISBN: 978-1-56881-424-7</text:p>
      <text:p text:style-name="Heading_20_2">Grading:</text:p>
      <text:p text:style-name="Text_20_body">The final grade will be computed from 5 programming projects, each worth 20% of the final grade.</text:p>
      <text:p text:style-name="Heading_20_3">Programming projects: </text:p>
      <text:p text:style-name="P3">Phong Lighting, Phong and Gouraud Shading. </text:p>
      <text:p text:style-name="P3">Texture mapping, bump mapping, reflection mapping</text:p>
      <text:p text:style-name="P3">Shadow maps</text:p>
      <text:p text:style-name="P3">Kd-trees</text:p>
      <text:p text:style-name="P3">Viewport Culling and Hierarchical Bounding Volumes</text:p>
      <text:p text:style-name="Heading_20_2">Late Policy:</text:p>
      <text:p text:style-name="P1">Projects are due by midnight on the specified date. <text:s/>Late assignments will be assessed a 10% penalty per week up to a maximum of 30%, after which the the assignment will no longer be accepted.</text:p>
      <text:p text:style-name="P2">Academic Integrity Policy:</text:p>
      <text:p text:style-name="P1">Cheating, or academic dishonesty in any form, will not be tolerated in this course. <text:s/>Penalties for cheating may include receiving a zero on an assignment, or a failing grade in the course, or even expulsion from Digipen. <text:s/>For further details, please consult the Digipen Academic Integrity Policy.</text:p>
      <text:p text:style-name="P2">Disabled Student Services:</text:p>
      <text:p text:style-name="Text_20_body">Students with physical, psychological or learning disabilities that affect their ability to perform major life activities associated with this class may be eligible for reasonable accommodations under the Americans with Disabilities Act. <text:s/>If you have a documented disability please contact the Disability Support Services office to arrange for accommodations for this class.</text:p>
      <text:h text:style-name="P7" text:outline-level="1">Semester outline</text:h>
      <text:section text:style-name="Sect1" text:name="Section1">
        <text:p text:style-name="List_20_1">Introduction and Review</text:p>
        <text:p text:style-name="List_20_2">CS300 topics: Rendering Computations</text:p>
        <text:p text:style-name="List_20_2">CS350 topics: Spatial Data Structures</text:p>
        <text:p text:style-name="List_20_2">3D transformation pipeline</text:p>
        <text:p text:style-name="List_20_1">OpenGL Shading Language</text:p>
        <text:p text:style-name="List_20_2">Shader architecture</text:p>
        <text:p text:style-name="List_20_2">Shader language</text:p>
        <text:p text:style-name="List_20_2">Application-shader communication</text:p>
        <text:p text:style-name="List_20_2">Programming examples</text:p>
        <text:p text:style-name="List_20_1">Phong Illumination models</text:p>
        <text:p text:style-name="List_20_2">Surface physics and light effects</text:p>
        <text:p text:style-name="List_20_2">Ambient, diffuse and specular</text:p>
        <text:p text:style-name="List_20_2">Fog and distance attenuation effects</text:p>
        <text:p text:style-name="List_20_1">Polygon Shading models</text:p>
        <text:p text:style-name="List_20_2">Gouraud shading</text:p>
        <text:p text:style-name="List_20_2">Phong shading</text:p>
        <text:p text:style-name="List_20_1">Texture mapping</text:p>
        <text:p text:style-name="List_20_2">Surface parameterization and texture coordinates</text:p>
        <text:p text:style-name="List_20_2">Map functions, two-part map functions <text:s/>and their inverse</text:p>
        <text:p text:style-name="List_20_2">Sampling considerations: MIP maps, summed area table, interpolation</text:p>
        <text:p text:style-name="List_20_1">Torrance Sparrow</text:p>
        <text:p text:style-name="List_20_2">Explanation of model (facets)</text:p>
        <text:p text:style-name="List_20_2">Distribution functions for facets</text:p>
        <text:p text:style-name="List_20_2">Geom factor (shadowing/occlusion)</text:p>
        <text:p text:style-name="List_20_2">Fresnel factor</text:p>
        <text:p text:style-name="List_20_1">Bump mapping</text:p>
        <text:p text:style-name="List_20_2">Parametric surface representation</text:p>
        <text:p text:style-name="List_20_2">Calculation of surface normal</text:p>
        <text:p text:style-name="List_20_2">Normal vector perturbation</text:p>
        <text:p text:style-name="List_20_2">Perturbation function definition</text:p>
        <text:p text:style-name="List_20_2">Generation of texture maps</text:p>
        <text:p text:style-name="List_20_1">Other mapping techniques</text:p>
        <text:p text:style-name="List_20_2">Environmental mapping</text:p>
        <text:p text:style-name="List_20_2">Reflection mapping</text:p>
        <text:p text:style-name="List_20_1"/>
        <text:p text:style-name="P4">Shadow maps</text:p>
        <text:p text:style-name="List_20_2">Two-pass shadow map algorithms</text:p>
        <text:p text:style-name="List_20_2">Removing shadow acne.</text:p>
        <text:p text:style-name="List_20_1">Binary Space-Partitioning Tree</text:p>
        <text:p text:style-name="List_20_2">BSP tree construction</text:p>
        <text:p text:style-name="List_20_2">Root polygon selection and tree balance</text:p>
        <text:p text:style-name="List_20_2">BSP tree traversal</text:p>
        <text:p text:style-name="List_20_2">BSP tree implementation<text:tab/></text:p>
        <text:p text:style-name="List_20_1">Occlusion method</text:p>
        <text:p text:style-name="List_20_2">Hierarchical Z-buffer algorithm</text:p>
        <text:p text:style-name="List_20_2">Hierarchical visibility algorithm</text:p>
        <text:p text:style-name="List_20_2">Hierarchical occlusion map algorithm</text:p>
        <text:p text:style-name="List_20_2">HOM implementation</text:p>
        <text:p text:style-name="List_20_1">Octree method</text:p>
        <text:p text:style-name="List_20_2">Octree construction</text:p>
        <text:p text:style-name="List_20_2">Octree enumeration</text:p>
        <text:p text:style-name="List_20_1">Viewport Culling</text:p>
        <text:p text:style-name="List_20_2">Basic Algorithm</text:p>
        <text:p text:style-name="List_20_2">4 enhancements</text:p>
        <text:p text:style-name="List_20_2">... and their effectiveness</text:p>
        <text:p text:style-name="List_20_1">Portal method </text:p>
        <text:p text:style-name="List_20_2">Cell-to-cell visibility</text:p>
        <text:p text:style-name="List_20_2">Portal frustum</text:p>
        <text:p text:style-name="List_20_2">Frame coheren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StarSymbol1" svg:font-family="StarSymbol"/>
    <style:font-face style:name="Courier New" svg:font-family="'Courier New'" style:font-family-generic="modern"/>
    <style:font-face style:name="Bitstream Vera Sans1" svg:font-family="'Bitstream Vera Sans'" style:font-pitch="variable"/>
    <style:font-face style:name="Bitstream Vera Serif2" svg:font-family="'Bitstream Vera Serif'" style:font-adornments="Bold" style:font-pitch="variable"/>
    <style:font-face style:name="Bitstream Vera Serif3" svg:font-family="'Bitstream Vera Serif'" style:font-adornments="Regular"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svg:font-family="'DejaVu Sans'" style:font-adornments="Roman"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3in" fo:margin-right="0in" fo:margin-top="0in" fo:margin-bottom="0in" fo:text-indent="0in" style:auto-text-indent="false" fo:background-color="transparent">
        <style:tab-stops/>
        <style:background-image/>
      </style:paragraph-properties>
      <style:text-properties style:font-name="Bitstream Vera Serif1" fo:font-size="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paragraph-properties fo:margin-top="0.1in" fo:margin-bottom="0.0598in" fo:padding="0.0201in" fo:border-left="none" fo:border-right="none" fo:border-top="0.06pt solid #000000" fo:border-bottom="0.06pt solid #000000" fo:keep-with-next="always"/>
      <style:text-properties style:font-name="Bitstream Vera Serif2" fo:font-size="18pt" fo:font-weight="bold" style:font-size-asian="14pt"/>
    </style:style>
    <style:style style:name="Heading_20_2" style:display-name="Heading 2" style:family="paragraph" style:parent-style-name="Standard" style:next-style-name="Standard" style:class="text">
      <style:paragraph-properties fo:margin-left="0in" fo:margin-right="0in" fo:margin-top="0.05in" fo:margin-bottom="0in" fo:line-height="100%" fo:text-indent="0in" style:auto-text-indent="false" fo:keep-with-next="always">
        <style:tab-stops/>
      </style:paragraph-properties>
      <style:text-properties style:font-name="Bitstream Vera Serif2" fo:font-size="12pt" fo:font-weight="bold" style:font-weight-asian="bold" style:font-weight-complex="bold"/>
    </style:style>
    <style:style style:name="Heading_20_3" style:display-name="Heading 3" style:family="paragraph" style:parent-style-name="Standard" style:next-style-name="Standard" style:class="text">
      <style:paragraph-properties fo:margin-left="0.3in" fo:margin-right="0in" fo:margin-top="0in" fo:margin-bottom="0in" fo:text-align="start" style:justify-single-word="false" fo:text-indent="0in" style:auto-text-indent="false" fo:keep-with-next="always"/>
      <style:text-properties style:font-name="Bitstream Vera Serif2" fo:font-size="12pt" fo:font-weight="bold" style:font-size-asian="12pt" style:font-weight-asian="bold"/>
    </style:style>
    <style:style style:name="Heading_20_4" style:display-name="Heading 4" style:family="paragraph" style:parent-style-name="Standard" style:next-style-name="Standard" style:class="text">
      <style:paragraph-properties fo:margin-top="0.0835in" fo:margin-bottom="0in" fo:keep-with-next="always"/>
      <style:text-properties style:font-name="Times New Roman" fo:font-size="12pt" style:font-size-asian="12pt"/>
    </style:style>
    <style:style style:name="Heading_20_5" style:display-name="Heading 5" style:family="paragraph" style:parent-style-name="Standard" style:next-style-name="Standard" style:class="text">
      <style:paragraph-properties fo:margin-left="0.25in" fo:margin-right="0in" fo:text-indent="0in" style:auto-text-indent="false" fo:keep-with-next="always"/>
      <style:text-properties style:font-name="Times New Roman" fo:font-size="12pt" style:font-size-asian="12pt"/>
    </style:style>
    <style:style style:name="List" style:family="paragraph" style:parent-style-name="Text_20_body" style:class="list">
      <style:text-properties style:font-name-complex="Lucidasans1"/>
    </style:style>
    <style:style style:name="List_20_1" style:display-name="List 1" style:family="paragraph" style:parent-style-name="List" style:class="list">
      <style:paragraph-properties fo:margin-left="0in" fo:margin-right="0in" fo:margin-top="0.1in" fo:margin-bottom="0in" fo:text-indent="0in" style:auto-text-indent="false">
        <style:tab-stops/>
      </style:paragraph-properties>
      <style:text-properties fo:font-size="12pt" fo:font-style="normal" fo:font-weight="bold"/>
    </style:style>
    <style:style style:name="List_20_2" style:display-name="List 2" style:family="paragraph" style:parent-style-name="List" style:class="list">
      <style:paragraph-properties fo:margin-left="0.3in" fo:margin-right="0in" fo:margin-top="0in" fo:margin-bottom="0in" fo:text-indent="-0.1in" style:auto-text-indent="false">
        <style:tab-stops/>
      </style:paragraph-properties>
      <style:text-properties fo:font-size="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itstream Vera Serif3"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paragraph-properties fo:margin-top="0in" fo:margin-bottom="0in"/>
      <style:text-properties style:font-name="Bitstream Vera Serif3" fo:font-size="12pt" fo:font-style="normal"/>
    </style:style>
    <style:style style:name="Text" style:family="paragraph" style:parent-style-name="Caption" style:class="extra">
      <style:paragraph-properties fo:margin-top="0in" fo:margin-bottom="0in"/>
      <style:text-properties style:font-name="Bitstream Vera Serif3" fo:font-size="12pt" fo:font-style="normal"/>
    </style:style>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Heading" style:next-style-name="Subtitle" style:class="chapter">
      <style:paragraph-properties fo:margin-top="0.1in" fo:margin-bottom="0.2in" fo:text-align="center" style:justify-single-word="false" fo:padding="0.0201in" fo:border-left="none" fo:border-right="none" fo:border-top="0.06pt solid #000000" fo:border-bottom="0.06pt solid #000000"/>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list_20_1" style:display-name="Text body list 1" style:family="paragraph" style:parent-style-name="Text_20_body">
      <style:paragraph-properties fo:margin-left="0.6in" fo:margin-right="0in" fo:margin-top="0.0098in" fo:margin-bottom="0.0098in"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WW8Num11z0" style:family="text">
      <style:text-properties style:font-name="Symbol"/>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number text:level="1" style:num-suffix="." style:num-format="1" text:start-value="13">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number text:level="1" style:num-prefix="(" style:num-suffix=")" style:num-format="1">
        <style:list-level-properties text:space-before="0.25in" text:min-label-width="0.333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consecutive-numbering="true">
      <text:list-level-style-number text:level="1" style:num-prefix="(" style:num-suffix=")" style:num-format="1">
        <style:list-level-properties text:space-before="0.1874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41">
      <text:list-level-style-number text:level="1" style:num-suffix="." style:num-format="a" style:num-letter-sync="true">
        <style:list-level-properties text:space-before="0.25in" text:min-label-width="0.25in"/>
      </text:list-level-style-number>
      <text:list-level-style-number text:level="2" style:num-suffix="." style:num-format="1" text:start-value="2">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text:start-value="7">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text:start-value="9">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text:start-value="10">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0.5in" fo:margin-right="0.5in" style:writing-mode="lr-tb" style:layout-grid-color="#c0c0c0" style:layout-grid-lines="38" style:layout-grid-base-height="0.1945in" style:layout-grid-ruby-height="0.055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26in" fo:margin-left="0in" fo:margin-right="0in" fo:margin-top="0.116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tab/></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CS350 Syllabus</dc:title>
    <meta:initial-creator>xli</meta:initial-creator>
    <meta:creation-date>2004-05-24T12:06:00</meta:creation-date>
    <dc:date>2012-01-09T10:47:41</dc:date>
    <meta:print-date>2011-03-09T14:29:04</meta:print-date>
    <meta:editing-cycles>53</meta:editing-cycles>
    <meta:editing-duration>P1DT8H22M4S</meta:editing-duration>
    <meta:printed-by>Gary Herron</meta:printed-by>
    <meta:document-statistic meta:table-count="1" meta:image-count="0" meta:object-count="0" meta:page-count="2" meta:paragraph-count="96" meta:word-count="573" meta:character-count="4241" meta:non-whitespace-character-count="3747"/>
    <meta:user-defined meta:name="Info 1"/>
    <meta:user-defined meta:name="Info 2"/>
    <meta:user-defined meta:name="Info 3"/>
    <meta:user-defined meta:name="Info 4"/>
  </office:meta>
</office:document-meta>
</file>